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F40000018865CCDD8C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32.627cm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This picture is from 1906</text:p>
          </draw:text-box>
        </draw:frame>
        <draw:frame presentation:style-name="pr2" draw:text-style-name="P1" draw:layer="layout" svg:width="24.639cm" svg:height="12.179cm" svg:x="1.4cm" svg:y="4.914cm" presentation:class="subtitle" presentation:placeholder="true">
          <draw:text-box/>
        </draw:frame>
        <draw:frame draw:style-name="gr1" draw:text-style-name="P2" draw:layer="layout" svg:width="17.638cm" svg:height="13.828cm" svg:x="5.362cm" svg:y="3.972cm">
          <draw:image xlink:href="Pictures/10000000000001F40000018865CCDD8C.jpg" xlink:type="simple" xlink:show="embed" xlink:actuate="onLoad">
            <text:p/>
          </draw:image>
        </draw:frame>
        <draw:frame draw:style-name="gr2" draw:text-style-name="P3" draw:layer="layout" svg:width="16cm" svg:height="1.195cm" svg:x="6.4cm" svg:y="18.2cm">
          <draw:text-box>
            <text:p text:style-name="P3"><text:span text:style-name="T1">How accurate has this prediction been?</text:span></text:p>
          </draw:text-box>
        </draw:frame>
        <draw:frame draw:style-name="gr3" draw:text-style-name="P4" draw:layer="layout" svg:width="16.6cm" svg:height="0.806cm" svg:x="10.8cm" svg:y="19.794cm">
          <draw:text-box>
            <text:p text:style-name="P4"><text:span text:style-name="T2">Source: http://www.flickr.com/photos/kipw/8376981950/in/photostream/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cc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cc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2-12T21:36:37</meta:creation-date>
    <dc:date>2013-02-12T21:41:44.03</dc:date>
    <meta:editing-duration>PT57S</meta:editing-duration>
    <meta:editing-cycles>4</meta:editing-cycles>
    <meta:generator>LibreOffice/4.0.0.3$Windows_x86 LibreOffice_project/7545bee9c2a0782548772a21bc84a9dcc583b89</meta:generator>
    <meta:document-statistic meta:object-count="28"/>
  </office:meta>
</office:document-meta>
</file>